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da65" officeooo:paragraph-rsid="0003da65"/>
    </style:style>
    <style:style style:name="P2" style:family="paragraph" style:parent-style-name="Standard">
      <style:text-properties officeooo:rsid="0005f47a" officeooo:paragraph-rsid="0005f47a"/>
    </style:style>
    <style:style style:name="P3" style:family="paragraph" style:parent-style-name="Standard">
      <style:text-properties officeooo:rsid="0007d22c" officeooo:paragraph-rsid="0007d22c"/>
    </style:style>
    <style:style style:name="P4" style:family="paragraph" style:parent-style-name="Standard">
      <style:paragraph-properties style:writing-mode="lr-tb"/>
      <style:text-properties officeooo:rsid="0007d22c" officeooo:paragraph-rsid="0007d22c"/>
    </style:style>
    <style:style style:name="P5" style:family="paragraph" style:parent-style-name="Standard">
      <style:paragraph-properties style:writing-mode="lr-tb"/>
      <style:text-properties officeooo:paragraph-rsid="0007d22c"/>
    </style:style>
    <style:style style:name="P6" style:family="paragraph" style:parent-style-name="Standard">
      <style:text-properties officeooo:rsid="00093563" officeooo:paragraph-rsid="00093563"/>
    </style:style>
    <style:style style:name="P7" style:family="paragraph" style:parent-style-name="Standard">
      <style:paragraph-properties style:writing-mode="lr-tb"/>
      <style:text-properties officeooo:rsid="000f6af9" officeooo:paragraph-rsid="000f6af9"/>
    </style:style>
    <style:style style:name="P8" style:family="paragraph" style:parent-style-name="Standard">
      <style:paragraph-properties style:writing-mode="lr-tb"/>
      <style:text-properties officeooo:rsid="0007d22c" officeooo:paragraph-rsid="0007d22c"/>
    </style:style>
    <style:style style:name="T1" style:family="text">
      <style:text-properties fo:color="#000000" loext:opacity="100%" style:text-underline-style="solid" style:text-underline-width="auto" style:text-underline-color="font-color"/>
    </style:style>
    <style:style style:name="T2" style:family="text">
      <style:text-properties fo:color="#000000" loext:opacity="100%" style:text-underline-style="solid" style:text-underline-width="auto" style:text-underline-color="font-color" officeooo:rsid="0007d22c"/>
    </style:style>
    <style:style style:name="T3" style:family="text">
      <style:text-properties officeooo:rsid="000b60c6"/>
    </style:style>
    <style:style style:name="T4" style:family="text">
      <style:text-properties officeooo:rsid="000b9e48"/>
    </style:style>
    <style:style style:name="T5" style:family="text">
      <style:text-properties officeooo:rsid="000f6a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DB 2022</text:p>
      <text:p text:style-name="P1"/>
      <text:p text:style-name="P3">Aplikasi 0.1</text:p>
      <text:p text:style-name="P4"><text:span text:style-name="T5">git clone</text:span> <text:a xlink:type="simple" xlink:href="https://github.com/dangdeur/ppdb2022" text:style-name="Internet_20_link" text:visited-style-name="Visited_20_Internet_20_Link">https://github.com/dangdeur/ppdb2022</text:a></text:p>
      <text:p text:style-name="P4">composer require codeigniter4/framework</text:p>
      <text:p text:style-name="P7">composer update</text:p>
      <text:p text:style-name="P4"/>
      <text:p text:style-name="P4">gh repo clone dangdeur/ppdb2022</text:p>
      <text:p text:style-name="P2"/>
      <text:p text:style-name="P2"/>
      <text:p text:style-name="P2">Sesuaikan</text:p>
      <text:p text:style-name="P2"/>
      <text:p text:style-name="P3">\.env</text:p>
      <text:p text:style-name="P3">=&gt; database.default.hostname = localhost</text:p>
      <text:p text:style-name="P3">=&gt; database.default.database = ppdb2022</text:p>
      <text:p text:style-name="P3">=&gt; database.default.username = root</text:p>
      <text:p text:style-name="P3">=&gt; database.default.password =</text:p>
      <text:p text:style-name="P3">=&gt; database.default.DBDriver = MySQLi</text:p>
      <text:p text:style-name="P3"/>
      <text:p text:style-name="P3">CI_ENVIRONMENT = development <text:s/><text:span text:style-name="T4">===&gt; CI_ENVIRONMENT = production</text:span></text:p>
      <text:p text:style-name="P3"/>
      <text:p text:style-name="P3">\app\Config\App.php</text:p>
      <text:p text:style-name="P3">=&gt; public $baseURL = 'http://localhost/ppdb2022/public/';</text:p>
      <text:p text:style-name="P3"/>
      <text:p text:style-name="P3">\app\Config\Constants.php</text:p>
      <text:p text:style-name="P3"/>
      <text:p text:style-name="P3">\public\assets\gambar</text:p>
      <text:p text:style-name="P3">=&gt; logo.jpg</text:p>
      <text:p text:style-name="P3"/>
      <text:p text:style-name="P6">\vendor\tecnickcom\tcpdf\config\tcpdf_config.php</text:p>
      <text:p text:style-name="P6">=&gt; define ('PDF_HEADER_LOGO', 'logo.jpg');</text:p>
      <text:p text:style-name="P6">=&gt; define ('PDF_HEADER_LOGO_WIDTH', 15);</text:p>
      <text:p text:style-name="P6">=&gt; define ('PDF_HEADER_TITLE', 'SMKN 2 Pandeglang');</text:p>
      <text:p text:style-name="P6"/>
      <text:p text:style-name="P6">Users <text:span text:style-name="T3">| Password 1234</text:span></text:p>
      <text:p text:style-name="P6">adminppdb@smk.sch.id</text:p>
      <text:p text:style-name="P3">verifikator@smk.sch.id</text:p>
      <text:p text:style-name="P5"><text:a xlink:type="simple" xlink:href="mailto:asepnukasep@gmail.com" text:style-name="Internet_20_link" text:visited-style-name="Visited_20_Internet_20_Link"><text:span text:style-name="T1">asepnukasep@gmail.com</text:span></text:a><text:span text:style-name="T2"> </text:span></text:p>
      <text:p text:style-name="P4">enengnugeulis@smk.sch.id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04:15:58.010000000</meta:creation-date>
    <dc:date>2022-06-13T06:46:42.212000000</dc:date>
    <meta:editing-duration>PT5H25M56S</meta:editing-duration>
    <meta:editing-cycles>6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8" meta:word-count="77" meta:character-count="833" meta:non-whitespace-character-count="782"/>
  </office:meta>
</office:document-meta>
</file>